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b061" officeooo:paragraph-rsid="0018b061"/>
    </style:style>
    <style:style style:name="P2" style:family="paragraph" style:parent-style-name="Standard">
      <style:text-properties officeooo:paragraph-rsid="0018b061"/>
    </style:style>
    <style:style style:name="P3" style:family="paragraph" style:parent-style-name="Standard">
      <style:text-properties officeooo:rsid="0018b061" officeooo:paragraph-rsid="0018b061"/>
    </style:style>
    <style:style style:name="P4" style:family="paragraph" style:parent-style-name="Standard">
      <style:text-properties officeooo:rsid="0019289e" officeooo:paragraph-rsid="0019289e"/>
    </style:style>
    <style:style style:name="P5" style:family="paragraph" style:parent-style-name="Standard">
      <style:text-properties officeooo:rsid="001a617d" officeooo:paragraph-rsid="001a617d"/>
    </style:style>
    <style:style style:name="T1" style:family="text">
      <style:text-properties officeooo:rsid="0018b061"/>
    </style:style>
    <style:style style:name="T2" style:family="text">
      <style:text-properties fo:font-variant="normal" fo:text-transform="none" fo:color="#111111" loext:opacity="100%" style:font-name="Roboto" fo:font-size="13.5pt" fo:letter-spacing="normal" fo:font-style="normal" fo:font-weight="normal"/>
    </style:style>
    <style:style style:name="T3" style:family="text">
      <style:text-properties fo:font-variant="normal" fo:text-transform="none" fo:color="#111111" loext:opacity="100%" style:font-name="Roboto" fo:font-size="13.5pt" fo:letter-spacing="normal" fo:font-style="normal" fo:font-weight="normal" officeooo:rsid="0018b061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9289e"/>
    </style:style>
    <style:style style:name="T6" style:family="text">
      <style:text-properties officeooo:rsid="001a61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oria2</text:p>
      <text:p text:style-name="P1"/>
      <text:p text:style-name="P1">Representación de datos</text:p>
      <text:p text:style-name="P1"><text:s text:c="4"/>Números con signo</text:p>
      <text:p text:style-name="P1">Operaciones aritméticas</text:p>
      <text:p text:style-name="P1">Banderas de condición</text:p>
      <text:p text:style-name="P1">Representación de datos alfanuméricos</text:p>
      <text:p text:style-name="P1"/>
      <text:p text:style-name="P1"/>
      <text:p text:style-name="P1">Representación en BCS (binario con signo)</text:p>
      <text:p text:style-name="P1"><text:s text:c="2"/>con n bits para representacion , tendremos n-1 bits para magnitud, y el otro para representar “+” o “-” (el bit mas significativo(extremo izquierda )</text:p>
      <text:p text:style-name="P1"><text:s text:c="2"/>0= positivo</text:p>
      <text:p text:style-name="P1"><text:s text:c="2"/>1= negativo</text:p>
      <text:p text:style-name="P1"><text:s text:c="2"/>posee dos ceros: 1 000 0000 <text:s/>y 0 000 0000</text:p>
      <text:p text:style-name="P1">Desventaja </text:p>
      <text:p text:style-name="P1"><text:s text:c="2"/>tener 2 ceros</text:p>
      <text:p text:style-name="P1">Ventajas</text:p>
      <text:p text:style-name="P1"><text:s text:c="2"/>simétrico</text:p>
      <text:p text:style-name="P1"/>
      <text:p text:style-name="P1"/>
      <text:p text:style-name="P1">Representación en Complemento a 1(Ca1)</text:p>
      <text:p text:style-name="P1"><text:s text:c="2"/>1 bit para el signo</text:p>
      <text:p text:style-name="P1"><text:s text:c="2"/>0= positivo; 1= negativo</text:p>
      <text:p text:style-name="P1"><text:s text:c="2"/>el intervalo de números positivos es igual(ascendente) </text:p>
      <text:p text:style-name="P1"><text:s text:c="2"/>el intervalo de números negativos esta en reversa(descendente)</text:p>
      <text:p text:style-name="P1">ej: 0100= 4 ; <text:s text:c="2"/></text:p>
      <text:p text:style-name="P1"><text:s text:c="5"/>1011=-4: Ca1</text:p>
      <text:p text:style-name="P1">*casi como un espejo</text:p>
      <text:p text:style-name="P1">*para un numero positivo , al cambiar cada bit por su opuesto obtenemos el numero en negativo</text:p>
      <text:p text:style-name="P1">ventajas</text:p>
      <text:p text:style-name="P1"><text:s text:c="2"/>simétrico</text:p>
      <text:p text:style-name="P1">Desventaja</text:p>
      <text:p text:style-name="P1"><text:s text:c="2"/>dos ceros</text:p>
      <text:p text:style-name="P1"/>
      <text:p text:style-name="P1"/>
      <text:p text:style-name="P1">Representación de Complemento a 2(Ca2)</text:p>
      <text:p text:style-name="P1"><text:s text:c="2"/>1 bit para singo</text:p>
      <text:p text:style-name="P1"><text:s text:c="2"/>0= positivo; 1= negativo</text:p>
      <text:p text:style-name="P1"><text:s text:c="2"/>el intervalo de números positivos es igual(ascendente) </text:p>
      <text:p text:style-name="P1"><text:s text:c="2"/>el intervalo de números negativos esta en reversa(descendente)</text:p>
      <text:p text:style-name="P1">*para un numero positivo , al cambiar cada bit por su opuesto obtenemos el numero en negativo</text:p>
      <text:p text:style-name="P1"><text:s text:c="2"/>sin embargo después de esto debemos sumarle +1, y así tenemos el numero en negativo</text:p>
      <text:p text:style-name="P1">ej: 0101= 5 ; <text:s/></text:p>
      <text:p text:style-name="P1"><text:s text:c="5"/>1010 +1 </text:p>
      <text:p text:style-name="P1"><text:s text:c="5"/>1110=-5: Ca2</text:p>
      <text:p text:style-name="P1">ventajas</text:p>
      <text:p text:style-name="P1"><text:s text:c="2"/>un solo cero</text:p>
      <text:p text:style-name="P1">desventaja</text:p>
      <text:p text:style-name="P1"><text:s text:c="2"/>no <text:span text:style-name="T4">simétrico</text:span></text:p>
      <text:p text:style-name="P1"><text:s text:c="2"/><text:span text:style-name="T6">POSITIVO A NEGATIVO, X ,(NOT), RESULTADO ,+1</text:span></text:p>
      <text:p text:style-name="P1"><text:s text:c="2"/>N<text:span text:style-name="T6">EGATIVO A POSITIVO, X ,-1,(NOT) ,RESUÑTADO </text:span></text:p>
      <text:p text:style-name="P2"><text:soft-page-break/><text:span text:style-name="T1">Representación en Exceso a 2</text:span><text:span text:style-name="T2">^</text:span><text:span text:style-name="T3">(</text:span><text:span text:style-name="T1">n-1)</text:span></text:p>
      <text:p text:style-name="P1"><text:s text:c="2"/>utilizamos el valor del bit mas significativo(exceso 6 bits = 32) y dado un valor a buscar, le sumamos el exceso(decimal a binario) o le restamos el exceso(binario a decimal)</text:p>
      <text:p text:style-name="P1">ej</text:p>
      <text:p text:style-name="P1"><text:s text:c="2"/>1= <text:s text:c="2"/>1+32 <text:s text:c="2"/>= 33 <text:s/>= 10 0001</text:p>
      <text:p text:style-name="P1"><text:s text:c="2"/>-1= -1 + 32 = 31 = 01 1111</text:p>
      <text:p text:style-name="P1"><text:s text:c="2"/>10 1011= 43 -32 = 11</text:p>
      <text:p text:style-name="P1"><text:s text:c="2"/>001111= 15 -32 = <text:s/>-17</text:p>
      <text:p text:style-name="P1">ventajas</text:p>
      <text:p text:style-name="P1"><text:s text:c="2"/>un solo cero</text:p>
      <text:p text:style-name="P1">desventaja</text:p>
      <text:p text:style-name="P1"><text:s text:c="2"/>no simétrico</text:p>
      <text:p text:style-name="P1"/>
      <text:p text:style-name="P1">*</text:p>
      <text:p text:style-name="P1"><text:s text:c="2"/>11 1111 <text:s text:c="2"/>=31</text:p>
      <text:p text:style-name="P1"><text:s text:c="2"/>10 0001 <text:s text:c="2"/>=1</text:p>
      <text:p text:style-name="P1"><text:s text:c="2"/>10 0000 <text:s text:c="2"/>=0</text:p>
      <text:p text:style-name="P1"><text:s text:c="2"/>01 1111 =-1</text:p>
      <text:p text:style-name="P1"><text:s text:c="2"/>00 0000 = -32</text:p>
      <text:p text:style-name="P1"><text:s text:c="2"/><text:span text:style-name="T5">DECIMAL A BINARIO <text:s/>SUMAR EXCESO</text:span></text:p>
      <text:p text:style-name="P1"><text:s text:c="2"/><text:span text:style-name="T5">BINARIO A DECIMAL <text:s/>RESTAR EXCESO</text:span></text:p>
      <text:p text:style-name="P1"/>
      <text:p text:style-name="P1"/>
      <text:p text:style-name="P4">Banderas aritmeticas</text:p>
      <text:p text:style-name="P4"/>
      <text:p text:style-name="P4">N (Negativo)= bit mas significativo</text:p>
      <text:p text:style-name="P4"><text:s text:c="4"/>1= negativo <text:s/>0 = positivos</text:p>
      <text:p text:style-name="P4">V (overflow) = <text:s/>indica fuera de rango (desborde)</text:p>
      <text:p text:style-name="P4"><text:s text:c="5"/>1= desborde en Ca2</text:p>
      <text:p text:style-name="P4"/>
      <text:p text:style-name="P4"/>
      <text:p text:style-name="P4">SUMA en Ca2</text:p>
      <text:p text:style-name="P4">+ y + = -</text:p>
      <text:p text:style-name="P4">(0... + 0...= 1...)</text:p>
      <text:p text:style-name="P4"><text:s text:c="3"/>overflow</text:p>
      <text:p text:style-name="P4">- <text:s/>y - =+ </text:p>
      <text:p text:style-name="P4">(1… + 1… =o...)</text:p>
      <text:p text:style-name="P4"><text:s text:c="4"/>overflow</text:p>
      <text:p text:style-name="P4">si los bits mas significativos son de diferente signo nunca habra Overflow</text:p>
      <text:p text:style-name="P4"/>
      <text:p text:style-name="P4">Resta en Ca2</text:p>
      <text:p text:style-name="P4">+ y - = - Overflow</text:p>
      <text:p text:style-name="P4">- y + = + Overflow</text:p>
      <text:p text:style-name="P4">si son del mismo signo nunca overflow</text:p>
      <text:p text:style-name="P4"/>
      <text:p text:style-name="P5">*overflow en Ca2 es un fuera de rango por lo q la suma o resta sera incorrecta cuando se exceda el rango *</text:p>
      <text:p text:style-name="P5"/>
      <text:p text:style-name="P5"/>
      <text:p text:style-name="P4"/>
      <text:p text:style-name="P4"/>
      <text:p text:style-name="P4"/>
      <text:p text:style-name="P4"><text:soft-page-break/></text:p>
      <text:p text:style-name="P5"/>
      <text:p text:style-name="P5"/>
      <text:p text:style-name="P5">Representación alfanumérica</text:p>
      <text:p text:style-name="P5"/>
      <text:p text:style-name="P4"><text:s/></text:p>
      <text:p text:style-name="P5">FIElDATA </text:p>
      <text:p text:style-name="P5"><text:s text:c="4"/>26 letras mayusculas 10 digito 28 caracteres especiales</text:p>
      <text:p text:style-name="P5">64 combinaciones – codigo de 6 bits</text:p>
      <text:p text:style-name="P5"/>
      <text:p text:style-name="P5"/>
      <text:p text:style-name="P5">ASCII</text:p>
      <text:p text:style-name="P5">American Standard Code for Information Interchange </text:p>
      <text:p text:style-name="P5">FIELDATA + minúsculas + ctrl </text:p>
      <text:p text:style-name="P5">Total 128 combinaciones - Código de 7 bits </text:p>
      <text:p text:style-name="P5"/>
      <text:p text:style-name="P5">ASCII extendido </text:p>
      <text:p text:style-name="P5">ASCII + multinacional + semigráficos + matemática </text:p>
      <text:p text:style-name="P5">Código de 8 bits </text:p>
      <text:p text:style-name="P5"/>
      <text:p text:style-name="P5">EBCDIC - Extended BCD Interchange Code </text:p>
      <text:p text:style-name="P5">similar al ASCII pero de IBM </text:p>
      <text:p text:style-name="P5">Código de 8 bits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Roboto" svg:font-family="Roboto, sans-serif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00:06:21.463000000</dc:date>
    <meta:editing-duration>PT2H16M25S</meta:editing-duration>
    <meta:editing-cycles>3</meta:editing-cycles>
    <meta:generator>LibreOffice/7.4.4.2$Windows_X86_64 LibreOffice_project/85569322deea74ec9134968a29af2df5663baa21</meta:generator>
    <meta:document-statistic meta:table-count="0" meta:image-count="0" meta:object-count="0" meta:page-count="3" meta:paragraph-count="96" meta:word-count="482" meta:character-count="2828" meta:non-whitespace-character-count="2291"/>
  </office:meta>
</office:document-meta>
</file>